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77216f"/>
    </style:style>
    <style:style style:name="ce4" style:family="table-cell" style:parent-style-name="Default">
      <style:text-properties fo:color="#cc0066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style:text-line-through-style="solid" style:text-line-through-type="single"/>
    </style:style>
    <style:style style:name="ce7" style:family="table-cell" style:parent-style-name="Default">
      <style:text-properties fo:color="#800000"/>
    </style:style>
    <style:style style:name="ce8" style:family="table-cell" style:parent-style-name="Default">
      <style:text-properties fo:color="#cc0000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>
      <style:text-properties style:use-window-font-color="true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fo:color="#009900" style:font-name="Liberation Sans" style:font-name-asian="Droid Sans Fallback" style:font-name-complex="FreeSans"/>
    </style:style>
    <style:style style:name="ce14" style:family="table-cell" style:parent-style-name="Default">
      <style:table-cell-properties fo:background-color="transparent"/>
      <style:text-properties fo:color="#0099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fo:color="#009900"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ro_move – moving to one loc before</text:p>
          </table:table-cell>
          <table:table-cell table:number-columns-repeated="6"/>
          <table:table-cell table:style-name="ce7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8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'1' – basic power</text:p>
          </table:table-cell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2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office:value-type="string" calcext:value-type="string">
            <text:p>hero_move – temple is not considered a blockage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check all got &amp; format frequently (to avoid later haphazard)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9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gcc -o cube cube.c -lglut -lGLU -lGL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tems bag</text:p>
          </table:table-cell>
          <table:table-cell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Background</text:p>
          </table:table-cell>
          <table:table-cell table:number-columns-repeated="6"/>
        </table:table-row>
        <table:table-row table:style-name="ro1">
          <table:table-cell/>
          <table:table-cell table:style-name="ce13" office:value-type="string" calcext:value-type="string">
            <text:p>Different background for spawn locatio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placing an object on gri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Banda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abstraction for getting row&amp;col passing x&amp;y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table:style-name="ce5" office:value-type="string" calcext:value-type="string">
            <text:p>Banda Chala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emple daal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Trees &amp; stone daalo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Items daalo (random location – should not be already occupied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eparate space for detail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5" office:value-type="string" calcext:value-type="string">
            <text:p>check printing text in openGL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how details in attribute space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Backgroun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Sound – for particular events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abstraction for changing item location – just change the character/type for the cell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eriodic rendering of the map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Banda Chalo – using right click – check space not already occupied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check having multiple pages in openGL</text:p>
          </table:table-cell>
          <table:table-cell office:value-type="string" calcext:value-type="string">
            <text:p>(required later multiple times – win page, start page etc)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7" office:value-type="string" calcext:value-type="string">
            <text:p>Decide player attributes – strength, speedMove, speedAttack, &amp; updating them on taking items</text:p>
          </table:table-cell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Selecting basic/magic pow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update the current pow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ange in attribute spac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15" office:value-type="string" calcext:value-type="string">
            <text:p>print in notification tab – which item take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Start the global_item_timer</text:p>
          </table:table-cell>
          <table:table-cell table:style-name="ce15" office:value-type="string" calcext:value-type="string">
            <text:p>check separate timers for the two teams(see if can be added in playerStats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string" calcext:value-type="string">
            <text:p>Change the hero propert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Remove the item from gr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4" office:value-type="string" calcext:value-type="string">
            <text:p>Insert a new item at a random location (should not be already occupied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tacking/Healing templ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wn temple – Healing</text:p>
          </table:table-cell>
          <table:table-cell office:value-type="string" calcext:value-type="string">
            <text:p>(Only if has Temple Healer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nimation for temple healing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3.387cm" svg:height="0.596cm" svg:x="23.226cm" svg:y="19.471cm" draw:caption-point-x="-6.494cm" draw:caption-point-y="4.923cm">
              <dc:date>2014-10-24T00:00:00</dc:date>
              <text:p text:style-name="P2">May not be required</text:p>
            </office:annotation>
            <text:p>Animation for healing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increases – increase temple health, show in attribute spac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pponents temple – Attack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2.899cm" svg:height="0.596cm" svg:x="23.282cm" svg:y="20.36cm" draw:caption-point-x="-6.55cm" draw:caption-point-y="6.291cm">
              <dc:date>2014-10-20T00:00:00</dc:date>
              <text:p text:style-name="P2"><text:span text:style-name="T1">.gif</text:span></text:p>
            </office:annotation>
            <text:p>Animation for attack – Hero anim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mple Health reduces – reduce temple health, show in attribute space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5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6"/>
        </table:table-row>
        <table:table-row table:style-name="ro1">
          <table:table-cell/>
          <table:table-cell table:style-name="ce18" office:value-type="string" calcext:value-type="string">
            <text:p>blocking opponents area – show 'no Access image' on map, 'wrong' on mouse click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5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23:47:43.5067058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4T03:45:35.941911275</dc:date>
    <meta:editing-duration>P1DT12H56M26S</meta:editing-duration>
    <meta:editing-cycles>207</meta:editing-cycles>
    <meta:generator>LibreOffice/4.2.6.3$Linux_X86_64 LibreOffice_project/420m0$Build-3</meta:generator>
    <meta:document-statistic meta:table-count="4" meta:cell-count="186" meta:object-count="0"/>
  </office:meta>
</office:document-meta>
</file>